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style:text-properties officeooo:rsid="000b8043" officeooo:paragraph-rsid="000b8043"/>
    </style:style>
    <style:style style:name="P3" style:family="paragraph" style:parent-style-name="Text_20_body">
      <style:text-properties officeooo:rsid="000b8043" officeooo:paragraph-rsid="000b8043"/>
    </style:style>
    <style:style style:name="P4" style:family="paragraph" style:parent-style-name="Text_20_body">
      <style:text-properties fo:font-weight="bold" officeooo:rsid="000b8043" officeooo:paragraph-rsid="000b8043" style:font-weight-asian="bold" style:font-weight-complex="bold"/>
    </style:style>
    <style:style style:name="P5" style:family="paragraph" style:parent-style-name="Text_20_body">
      <style:text-properties fo:font-weight="bold" officeooo:rsid="000b8043" officeooo:paragraph-rsid="00134f77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8.00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8055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fo:color="#f8f8f2" loext:opacity="100%" style:font-name="Droid Sans Mono" fo:font-size="10pt" fo:font-weight="normal" officeooo:rsid="000e6392" officeooo:paragraph-rsid="000e6392" fo:background-color="#272822" style:font-size-asian="10pt" style:font-size-complex="10pt"/>
    </style:style>
    <style:style style:name="P9" style:family="paragraph" style:parent-style-name="Text_20_body">
      <style:text-properties officeooo:rsid="000e6392" officeooo:paragraph-rsid="000e6392"/>
    </style:style>
    <style:style style:name="P10" style:family="paragraph" style:parent-style-name="Standard">
      <style:text-properties fo:font-size="10pt" fo:font-weight="normal" officeooo:rsid="000b8043" officeooo:paragraph-rsid="00134f77" style:font-size-asian="10pt" style:font-weight-asian="bold" style:font-size-complex="10pt" style:font-weight-complex="bold"/>
    </style:style>
    <style:style style:name="P11" style:family="paragraph" style:parent-style-name="Text_20_body">
      <style:text-properties officeooo:rsid="00134f77" officeooo:paragraph-rsid="00134f77"/>
    </style:style>
    <style:style style:name="P12" style:family="paragraph" style:parent-style-name="Contents_20_1">
      <style:paragraph-properties>
        <style:tab-stops>
          <style:tab-stop style:position="8.00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7.8055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1">
      <style:paragraph-properties fo:break-before="page"/>
      <style:text-properties officeooo:rsid="000b8043" officeooo:paragraph-rsid="000dcb5d"/>
    </style:style>
    <style:style style:name="P17" style:family="paragraph" style:parent-style-name="Heading_20_2">
      <style:text-properties officeooo:rsid="000b8043" officeooo:paragraph-rsid="00156473"/>
    </style:style>
    <style:style style:name="P18" style:family="paragraph" style:parent-style-name="Standard">
      <style:text-properties fo:color="#f8f8f2" loext:opacity="100%" style:font-name="Droid Sans Mono" fo:font-size="10pt" fo:font-weight="normal" officeooo:rsid="00156473" officeooo:paragraph-rsid="00156473" fo:background-color="#272822" style:font-size-asian="10pt" style:font-size-complex="10pt"/>
    </style:style>
    <style:style style:name="P19" style:family="paragraph" style:parent-style-name="Text_20_body">
      <style:text-properties officeooo:rsid="000b8043" officeooo:paragraph-rsid="000e6392"/>
    </style:style>
    <style:style style:name="P20" style:family="paragraph" style:parent-style-name="Text_20_body">
      <style:text-properties officeooo:rsid="00156473" officeooo:paragraph-rsid="0015647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1c1c1c" loext:opacity="100%"/>
    </style:style>
    <style:style style:name="T3" style:family="text">
      <style:text-properties fo:color="#1c1c1c" loext:opacity="100%" fo:font-style="italic" style:font-style-asian="italic" style:font-style-complex="italic"/>
    </style:style>
    <style:style style:name="T4" style:family="text">
      <style:text-properties fo:color="#1c1c1c" loext:opacity="100%" fo:font-style="italic" officeooo:rsid="00134f77" style:font-style-asian="italic" style:font-style-complex="italic"/>
    </style:style>
    <style:style style:name="T5" style:family="text">
      <style:text-properties fo:color="#333333" loext:opacity="100%"/>
    </style:style>
    <style:style style:name="T6" style:family="text">
      <style:text-properties officeooo:rsid="000dcb5d"/>
    </style:style>
    <style:style style:name="T7" style:family="text">
      <style:text-properties officeooo:rsid="000e5b16"/>
    </style:style>
    <style:style style:name="T8" style:family="text">
      <style:text-properties fo:color="#a6e22e" loext:opacity="100%"/>
    </style:style>
    <style:style style:name="T9" style:family="text">
      <style:text-properties fo:color="#f92672" loext:opacity="100%"/>
    </style:style>
    <style:style style:name="T10" style:family="text">
      <style:text-properties fo:color="#fd971f" loext:opacity="100%"/>
    </style:style>
    <style:style style:name="T11" style:family="text">
      <style:text-properties fo:color="#fd971f" loext:opacity="100%" fo:font-style="italic"/>
    </style:style>
    <style:style style:name="T12" style:family="text">
      <style:text-properties fo:color="#ae81ff" loext:opacity="100%"/>
    </style:style>
    <style:style style:name="T13" style:family="text">
      <style:text-properties fo:color="#66d9ef" loext:opacity="100%" fo:font-style="italic"/>
    </style:style>
    <style:style style:name="T14" style:family="text">
      <style:text-properties fo:color="#66d9ef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T15" style:family="text">
      <style:text-properties fo:color="#f8f8f2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T16" style:family="text">
      <style:text-properties fo:color="#cfcfc2" loext:opacity="100%" style:font-name="Droid Sans Mono" fo:font-style="italic" officeooo:rsid="00134f77" fo:background-color="#272822" loext:char-shading-value="0" style:font-style-asian="italic" style:font-style-complex="italic"/>
    </style:style>
    <style:style style:name="T17" style:family="text">
      <style:text-properties officeooo:rsid="0015647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le</text:p>
      <text:p text:style-name="P2">Description</text:p>
      <text:p text:style-name="P2">Lin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ble of Contents</text:p>
          </text:index-title>
          <text:p text:style-name="P12"><text:a xlink:type="simple" xlink:href="#__RefHeading___Toc50_1098667493" text:style-name="Index_20_Link" text:visited-style-name="Index_20_Link">0 Preconditions<text:tab/>3</text:a></text:p>
          <text:p text:style-name="P12"><text:a xlink:type="simple" xlink:href="#__RefHeading___Toc52_1098667493" text:style-name="Index_20_Link" text:visited-style-name="Index_20_Link">1 MainHelper<text:tab/>4</text:a></text:p>
          <text:p text:style-name="P13"><text:a xlink:type="simple" xlink:href="#__RefHeading___Toc54_1098667493" text:style-name="Index_20_Link" text:visited-style-name="Index_20_Link">1.1 getRandomBetween()<text:tab/>4</text:a></text:p>
          <text:p text:style-name="P13"><text:a xlink:type="simple" xlink:href="#__RefHeading___Toc52_10986674931" text:style-name="Index_20_Link" text:visited-style-name="Index_20_Link">1.2 getOne()<text:tab/>4</text:a></text:p>
        </text:index-body>
      </text:table-of-content>
      <text:p text:style-name="P2"/>
      <text:h text:style-name="P15" text:outline-level="1"><text:bookmark-start text:name="__RefHeading___Toc50_1098667493"/>0 Preconditions<text:bookmark-end text:name="__RefHeading___Toc50_1098667493"/></text:h>
      <text:p text:style-name="P3">Create a new gitHub repository</text:p>
      <text:p text:style-name="P3">Clone the repo into your computer</text:p>
      <text:p text:style-name="P4"><text:span text:style-name="T5">CLI=&gt;</text:span><text:span text:style-name="T2"> </text:span><text:span text:style-name="T3">git clone [url]</text:span></text:p>
      <text:p text:style-name="P3">Initialize a new npm project</text:p>
      <text:p text:style-name="P4"><text:span text:style-name="T5">CLI=&gt;</text:span><text:span text:style-name="T2"> </text:span><text:span text:style-name="T1">npm init -y</text:span></text:p>
      <text:p text:style-name="P3">Install JEST</text:p>
      <text:p text:style-name="P4"><text:span text:style-name="T5">CLI=&gt;</text:span><text:span text:style-name="T2"> </text:span><text:span text:style-name="T1">npm i jest</text:span></text:p>
      <text:p text:style-name="P3">Push initial commit</text:p>
      <text:h text:style-name="P16" text:outline-level="1"><text:bookmark-start text:name="__RefHeading___Toc52_1098667493"/><text:span text:style-name="T6">1</text:span> <text:span text:style-name="T6">MainHelper</text:span><text:bookmark-end text:name="__RefHeading___Toc52_1098667493"/></text:h>
      <text:p text:style-name="P11">To run MainHelper test suite you can use:</text:p>
      <text:p text:style-name="P5"><text:span text:style-name="T5">CLI=&gt;</text:span><text:span text:style-name="T2"> </text:span><text:span text:style-name="T4">npm run helper</text:span></text:p>
      <text:p text:style-name="P10"><text:span text:style-name="T14">"helper"</text:span><text:span text:style-name="T15">: </text:span><text:span text:style-name="T16">"jest MainHelper/MainHelper.test.js --coverage"</text:span></text:p>
      <text:h text:style-name="Heading_20_2" text:outline-level="2"><text:bookmark-start text:name="__RefHeading___Toc54_1098667493"/>1.1 getRandomBetween<text:span text:style-name="T7">()</text:span><text:bookmark-end text:name="__RefHeading___Toc54_1098667493"/></text:h>
      <text:p text:style-name="P9">This method can be invoked without any parameters (method will use default values) or with custom values.</text:p>
      <text:p text:style-name="P9">This method returns a pseudo random number that in [min, max] – default values [0, 9]</text:p>
      <text:p text:style-name="P8"><text:span text:style-name="T8">getRandomBetween</text:span> <text:span text:style-name="T9">=</text:span> (<text:span text:style-name="T11">min</text:span> <text:span text:style-name="T9">=</text:span> <text:span text:style-name="T12">0</text:span>, <text:span text:style-name="T11">max</text:span> <text:span text:style-name="T9">=</text:span> <text:span text:style-name="T12">9</text:span>) <text:span text:style-name="T13">=&gt;</text:span> Math.<text:span text:style-name="T8">floor</text:span>(<text:span text:style-name="T11">min</text:span> <text:span text:style-name="T9">+</text:span> Math.<text:span text:style-name="T8">random</text:span>() <text:span text:style-name="T9">*</text:span> (<text:span text:style-name="T11">max</text:span> <text:span text:style-name="T9">-</text:span> <text:span text:style-name="T11">min</text:span> <text:span text:style-name="T9">+</text:span> <text:span text:style-name="T12">1</text:span>))</text:p>
      <text:p text:style-name="P19"/>
      <text:h text:style-name="P17" text:outline-level="2"><text:bookmark-start text:name="__RefHeading___Toc52_10986674931"/>1.<text:span text:style-name="T17">2</text:span> get<text:span text:style-name="T17">One</text:span><text:span text:style-name="T7">()</text:span><text:bookmark-end text:name="__RefHeading___Toc52_10986674931"/></text:h>
      <text:p text:style-name="P20">This method takes in 1 parameter – list of items (you can use an array or a string) and returns 1 random element. The method uses getRandomBetween()</text:p>
      <text:p text:style-name="P18"><text:span text:style-name="T8">getOne</text:span> <text:span text:style-name="T9">=</text:span> <text:span text:style-name="T11">list</text:span> <text:span text:style-name="T13">=&gt;</text:span> <text:span text:style-name="T11">list</text:span>[<text:span text:style-name="T10">this</text:span>.<text:span text:style-name="T8">getRandomBetween</text:span>(<text:span text:style-name="T12">0</text:span>, <text:span text:style-name="T11">list</text:span>.length <text:span text:style-name="T9">-</text:span> <text:span text:style-name="T12">1</text:span>)];</text:p>
      <text:p text:style-name="P20"/>
      <text:p text:style-name="P20">Also you can use 2 other submethoods: </text:p>
      <text:p text:style-name="P20">getEngLetterU() - returns 1 english letter that in Upper Case</text:p>
      <text:p text:style-name="P20">getEngLetterL() - returns 1 english letter that in Lower Ca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8.0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805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5028in" fo:margin-left="0.2366in" fo:margin-right="0.26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7:32:26.434475241</meta:creation-date>
    <meta:generator>LibreOffice/7.3.7.2$Linux_X86_64 LibreOffice_project/30$Build-2</meta:generator>
    <dc:date>2023-01-26T19:01:38.919634097</dc:date>
    <meta:editing-duration>PT49M15S</meta:editing-duration>
    <meta:editing-cycles>10</meta:editing-cycles>
    <meta:document-statistic meta:table-count="0" meta:image-count="0" meta:object-count="0" meta:page-count="4" meta:paragraph-count="31" meta:word-count="187" meta:character-count="1114" meta:non-whitespace-character-count="956"/>
  </office:meta>
</office:document-meta>
</file>